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tter</text:p>
          </table:table-cell>
          <table:table-cell table:number-columns-repeated="14"/>
        </table:table-row>
        <table:table-row table:style-name="ro1">
          <table:table-cell>
            <office:annotation draw:style-name="gr1" draw:text-style-name="P2" svg:width="82.18pt" svg:height="61.68pt" svg:x="80.99pt" svg:y="0pt" draw:caption-point-x="-17.29pt" draw:caption-point-y="13.07pt">
              <dc:date>2022-04-26T00:00:00</dc:date>
              <text:p text:style-name="P1"><text:span text:style-name="T1">-local search on </text:span><text:span text:style-name="T1">best</text:span></text:p>
              <text:p text:style-name="P1"><text:span text:style-name="T1">-n**3/2n particles</text:span></text:p>
              <text:p text:style-name="P1"><text:span text:style-name="T1">-not deleting any</text:span></text:p>
              <text:p text:style-name="P1"><text:span text:style-name="T1">-swap size 1</text:span></text:p>
            </office:annotation>
          </table:table-cell>
          <table:table-cell/>
          <table:table-cell office:value-type="float" office:value="23000" calcext:value-type="float">
            <text:p>23000</text:p>
          </table:table-cell>
          <table:table-cell/>
          <table:table-cell office:value-type="string" calcext:value-type="string">
            <text:p>no</text:p>
          </table:table-cell>
          <table:table-cell table:number-columns-repeated="14"/>
        </table:table-row>
        <table:table-row table:style-name="ro1">
          <table:table-cell>
            <office:annotation draw:style-name="gr1" draw:text-style-name="P2" svg:width="82.18pt" svg:height="50.49pt" svg:x="80.99pt" svg:y="0pt" draw:caption-point-x="-17.29pt" draw:caption-point-y="25.88pt">
              <dc:date>2022-04-26T00:00:00</dc:date>
              <text:p text:style-name="P1"><text:span text:style-name="T1">-no local search</text:span></text:p>
              <text:p text:style-name="P1"><text:span text:style-name="T1">-n**3/2n particles</text:span></text:p>
              <text:p text:style-name="P1"><text:span text:style-name="T1">-not deleting any</text:span></text:p>
              <text:p text:style-name="P1"><text:span text:style-name="T1">-swap size 1</text:span></text:p>
            </office:annotation>
          </table:table-cell>
          <table:table-cell/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no</text:p>
          </table:table-cell>
          <table:table-cell table:number-columns-repeated="14"/>
        </table:table-row>
        <table:table-row table:style-name="ro1">
          <table:table-cell>
            <office:annotation draw:style-name="gr1" draw:text-style-name="P2" svg:width="82.18pt" svg:height="72.88pt" svg:x="80.99pt" svg:y="0pt" draw:caption-point-x="-17.29pt" draw:caption-point-y="38.66pt">
              <dc:date>2022-04-26T00:00:00</dc:date>
              <text:p text:style-name="P1"><text:span text:style-name="T1">-local search on all</text:span></text:p>
              <text:p text:style-name="P1"><text:span text:style-name="T1">-n**3/2n particles</text:span></text:p>
              <text:p text:style-name="P1"><text:span text:style-name="T1">-not deleting any</text:span></text:p>
              <text:p text:style-name="P1"><text:span text:style-name="T1">-swap size 1</text:span></text:p>
              <text:p text:style-name="P1"><text:span text:style-name="T1">-n*10 runs</text:span></text:p>
            </office:annotation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o, almost</text:p>
          </table:table-cell>
          <table:table-cell table:number-columns-repeated="14"/>
        </table:table-row>
        <table:table-row table:style-name="ro1">
          <table:table-cell>
            <office:annotation draw:style-name="gr1" draw:text-style-name="P2" svg:width="82.18pt" svg:height="72.88pt" svg:x="80.99pt" svg:y="8.67pt" draw:caption-point-x="-17.29pt" draw:caption-point-y="42.8pt">
              <dc:date>2022-04-26T00:00:00</dc:date>
              <text:p text:style-name="P1"><text:span text:style-name="T1">-local search on all</text:span></text:p>
              <text:p text:style-name="P1"><text:span text:style-name="T1">-n**3/2n particles</text:span></text:p>
              <text:p text:style-name="P1"><text:span text:style-name="T1">-not deleting any</text:span></text:p>
              <text:p text:style-name="P1"><text:span text:style-name="T1">-swap size 1</text:span></text:p>
              <text:p text:style-name="P1"><text:span text:style-name="T1">-n*10 runs</text:span></text:p>
            </office:annotation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yes, on 31</text:p>
          </table:table-cell>
          <table:table-cell table:number-columns-repeated="14"/>
        </table:table-row>
        <table:table-row table:style-name="ro1">
          <table:table-cell>
            <office:annotation draw:style-name="gr1" draw:text-style-name="P2" svg:width="82.18pt" svg:height="72.88pt" svg:x="80.99pt" svg:y="21.46pt" draw:caption-point-x="-17.29pt" draw:caption-point-y="42.8pt">
              <dc:date>2022-04-26T00:00:00</dc:date>
              <text:p text:style-name="P1">-full local search on bestdeleting nodes</text:p>
              <text:p text:style-name="P1">-statrts with greedy</text:p>
              <text:p text:style-name="P1"/>
            </office:annotation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21000" calcext:value-type="float">
            <text:p>21000</text:p>
          </table:table-cell>
          <table:table-cell table:number-columns-repeated="15"/>
        </table:table-row>
        <table:table-row table:style-name="ro1">
          <table:table-cell>
            <office:annotation draw:style-name="gr1" draw:text-style-name="P2" svg:width="82.18pt" svg:height="50.49pt" svg:x="80.99pt" svg:y="34.27pt" draw:caption-point-x="-17.29pt" draw:caption-point-y="42.8pt">
              <dc:date>2022-04-26T00:00:00</dc:date>
              <text:p text:style-name="P1">-local search on every particle,</text:p>
              <text:p text:style-name="P1">-deleting all same</text:p>
            </office:annotation>
          </table:table-cell>
          <table:table-cell/>
          <table:table-cell office:value-type="float" office:value="14000" calcext:value-type="float">
            <text:p>14000</text:p>
          </table:table-cell>
          <table:table-cell/>
          <table:table-cell office:value-type="string" calcext:value-type="string">
            <text:p>yes 5min</text:p>
          </table:table-cell>
          <table:table-cell table:number-columns-repeated="14"/>
        </table:table-row>
        <table:table-row table:style-name="ro1">
          <table:table-cell>
            <office:annotation draw:style-name="gr1" draw:text-style-name="P2" svg:width="82.18pt" svg:height="84.08pt" svg:x="80.99pt" svg:y="47.06pt" draw:caption-point-x="-17.29pt" draw:caption-point-y="42.8pt">
              <dc:date>2022-04-26T00:00:00</dc:date>
              <text:p text:style-name="P1">-Deteting</text:p>
              <text:p text:style-name="P1">-n*3 particles</text:p>
              <text:p text:style-name="P1">-local search n*5 steps, </text:p>
              <text:p text:style-name="P1">-local search on new best</text:p>
              <text:p text:style-name="P1"/>
            </office:annotation>
          </table:table-cell>
          <table:table-cell table:number-columns-repeated="3"/>
          <table:table-cell office:value-type="string" calcext:value-type="string">
            <text:p>yes 5min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Default</text:p>
          </table:table-cell>
          <table:covered-table-cell/>
          <table:table-cell office:value-type="string" calcext:value-type="string" table:number-columns-spanned="3" table:number-rows-spanned="1">
            <text:p>Greedy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ranch and Boun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article Swarm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358" calcext:value-type="float">
            <text:p>358</text:p>
          </table:table-cell>
          <table:table-cell office:value-type="float" office:value="789" calcext:value-type="float">
            <text:p>78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iti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%of Default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%of Greed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%of Greedy</text:p>
          </table:table-cell>
        </table:table-row>
        <table:table-row table:style-name="ro1">
          <table:table-cell office:value-type="string" calcext:value-type="string">
            <text:p>Fan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([.B36:.F36])" office:value-type="float" office:value="0.0017012" calcext:value-type="float">
            <text:p>0.0017012</text:p>
          </table:table-cell>
          <table:table-cell table:formula="of:=AVERAGE([.B37:.F37])" office:value-type="float" office:value="20435.4" calcext:value-type="float">
            <text:p>20435.4</text:p>
          </table:table-cell>
          <table:table-cell table:formula="of:=AVERAGE([.B24:.F24])" office:value-type="float" office:value="0.0008194" calcext:value-type="float">
            <text:p>0.0008194</text:p>
          </table:table-cell>
          <table:table-cell table:formula="of:=AVERAGE([.B25:.F25])" office:value-type="float" office:value="11585.6" calcext:value-type="float">
            <text:p>11585.6</text:p>
          </table:table-cell>
          <table:table-cell table:formula="of:=[.L11]/[.J11]" office:value-type="float" office:value="0.566937764859019" calcext:value-type="float">
            <text:p>0.566937764859019</text:p>
          </table:table-cell>
          <table:table-cell table:formula="of:=AVERAGE([.B48:.F48])" office:value-type="float" office:value="3.5327128" calcext:value-type="float">
            <text:p>3.5327128</text:p>
          </table:table-cell>
          <table:table-cell table:formula="of:=AVERAGE([.B49:.F49])" office:value-type="float" office:value="8842" calcext:value-type="float">
            <text:p>8842</text:p>
          </table:table-cell>
          <table:table-cell table:formula="of:=[.O11]/[.L11]" office:value-type="float" office:value="0.763188786079271" calcext:value-type="float">
            <text:p>0.763188786079271</text:p>
          </table:table-cell>
          <table:table-cell table:formula="of:=AVERAGE([.B12:.F12])" office:value-type="float" office:value="0.048844" calcext:value-type="float">
            <text:p>0.048844</text:p>
          </table:table-cell>
          <table:table-cell table:formula="of:=AVERAGE([.B13:.F13])" office:value-type="float" office:value="9837.8" calcext:value-type="float">
            <text:p>9837.8</text:p>
          </table:table-cell>
          <table:table-cell table:formula="of:=[.R11]/[.L11]" office:value-type="float" office:value="0.849140312111587" calcext:value-type="float">
            <text:p>0.849140312111587</text:p>
          </table:table-cell>
        </table:table-row>
        <table:table-row table:style-name="ro1">
          <table:table-cell office:value-type="string" calcext:value-type="string">
            <text:p>15 - time</text:p>
          </table:table-cell>
          <table:table-cell office:value-type="float" office:value="0.045222" calcext:value-type="float">
            <text:p>0.045222</text:p>
          </table:table-cell>
          <table:table-cell office:value-type="float" office:value="0.041114" calcext:value-type="float">
            <text:p>0.041114</text:p>
          </table:table-cell>
          <table:table-cell office:value-type="float" office:value="0.054145" calcext:value-type="float">
            <text:p>0.054145</text:p>
          </table:table-cell>
          <table:table-cell office:value-type="float" office:value="0.050545" calcext:value-type="float">
            <text:p>0.050545</text:p>
          </table:table-cell>
          <table:table-cell office:value-type="float" office:value="0.053194" calcext:value-type="float">
            <text:p>0.05319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38:.F38])" office:value-type="float" office:value="0.0578144" calcext:value-type="float">
            <text:p>0.0578144</text:p>
          </table:table-cell>
          <table:table-cell table:formula="of:=AVERAGE([.B39:.F39])" office:value-type="float" office:value="37555.2" calcext:value-type="float">
            <text:p>37555.2</text:p>
          </table:table-cell>
          <table:table-cell table:formula="of:=AVERAGE([.B26:.F26])" office:value-type="float" office:value="0.0023572" calcext:value-type="float">
            <text:p>0.0023572</text:p>
          </table:table-cell>
          <table:table-cell table:formula="of:=AVERAGE([.B27:.F27])" office:value-type="float" office:value="18725.8" calcext:value-type="float">
            <text:p>18725.8</text:p>
          </table:table-cell>
          <table:table-cell table:formula="of:=[.L12]/[.J12]" office:value-type="float" office:value="0.498620697000682" calcext:value-type="float">
            <text:p>0.498620697000682</text:p>
          </table:table-cell>
          <table:table-cell table:number-columns-repeated="3" office:value-type="string" calcext:value-type="string">
            <text:p>TB</text:p>
          </table:table-cell>
          <table:table-cell table:formula="of:=AVERAGE([.B14:.F14])" office:value-type="float" office:value="0.4405544" calcext:value-type="float">
            <text:p>0.4405544</text:p>
          </table:table-cell>
          <table:table-cell table:formula="of:=AVERAGE([.B15:.F15])" office:value-type="float" office:value="15861" calcext:value-type="float">
            <text:p>15861</text:p>
          </table:table-cell>
          <table:table-cell table:formula="of:=[.R12]/[.L12]" office:value-type="float" office:value="0.847013211718591" calcext:value-type="float">
            <text:p>0.847013211718591</text:p>
          </table:table-cell>
        </table:table-row>
        <table:table-row table:style-name="ro1">
          <table:table-cell office:value-type="string" calcext:value-type="string">
            <text:p>15 - path</text:p>
          </table:table-cell>
          <table:table-cell office:value-type="float" office:value="9439" calcext:value-type="float">
            <text:p>9439</text:p>
          </table:table-cell>
          <table:table-cell office:value-type="float" office:value="12289" calcext:value-type="float">
            <text:p>12289</text:p>
          </table:table-cell>
          <table:table-cell office:value-type="float" office:value="9491" calcext:value-type="float">
            <text:p>9491</text:p>
          </table:table-cell>
          <table:table-cell office:value-type="float" office:value="7980" calcext:value-type="float">
            <text:p>7980</text:p>
          </table:table-cell>
          <table:table-cell office:value-type="float" office:value="9990" calcext:value-type="float">
            <text:p>999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40:.F40])" office:value-type="float" office:value="3.7093376" calcext:value-type="float">
            <text:p>3.7093376</text:p>
          </table:table-cell>
          <table:table-cell table:formula="of:=AVERAGE([.B41:.F41])" office:value-type="float" office:value="77153.6" calcext:value-type="float">
            <text:p>77153.6</text:p>
          </table:table-cell>
          <table:table-cell table:formula="of:=AVERAGE([.B28:.F28])" office:value-type="float" office:value="0.0061064" calcext:value-type="float">
            <text:p>0.0061064</text:p>
          </table:table-cell>
          <table:table-cell table:formula="of:=AVERAGE([.B29:.F29])" office:value-type="float" office:value="27748.8" calcext:value-type="float">
            <text:p>27748.8</text:p>
          </table:table-cell>
          <table:table-cell table:formula="of:=[.L13]/[.J13]" office:value-type="float" office:value="0.359656581157587" calcext:value-type="float">
            <text:p>0.359656581157587</text:p>
          </table:table-cell>
          <table:table-cell table:number-columns-repeated="3" office:value-type="string" calcext:value-type="string">
            <text:p>TB</text:p>
          </table:table-cell>
          <table:table-cell table:formula="of:=AVERAGE([.B16:.F16])" office:value-type="float" office:value="3.0564008" calcext:value-type="float">
            <text:p>3.0564008</text:p>
          </table:table-cell>
          <table:table-cell table:formula="of:=AVERAGE([.B17:.F17])" office:value-type="float" office:value="24925" calcext:value-type="float">
            <text:p>24925</text:p>
          </table:table-cell>
          <table:table-cell table:formula="of:=[.R13]/[.L13]" office:value-type="float" office:value="0.898237040881047" calcext:value-type="float">
            <text:p>0.898237040881047</text:p>
          </table:table-cell>
        </table:table-row>
        <table:table-row table:style-name="ro1">
          <table:table-cell office:value-type="string" calcext:value-type="string">
            <text:p>30 – time </text:p>
          </table:table-cell>
          <table:table-cell office:value-type="float" office:value="0.449077" calcext:value-type="float">
            <text:p>0.449077</text:p>
          </table:table-cell>
          <table:table-cell office:value-type="float" office:value="0.204556" calcext:value-type="float">
            <text:p>0.204556</text:p>
          </table:table-cell>
          <table:table-cell office:value-type="float" office:value="0.387657" calcext:value-type="float">
            <text:p>0.387657</text:p>
          </table:table-cell>
          <table:table-cell office:value-type="float" office:value="0.489173" calcext:value-type="float">
            <text:p>0.489173</text:p>
          </table:table-cell>
          <table:table-cell office:value-type="float" office:value="0.672309" calcext:value-type="float">
            <text:p>0.6723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B30:.F30])" office:value-type="float" office:value="0.0334226" calcext:value-type="float">
            <text:p>0.0334226</text:p>
          </table:table-cell>
          <table:table-cell table:formula="of:=AVERAGE([.B31:.F31])" office:value-type="float" office:value="39506.4" calcext:value-type="float">
            <text:p>39506.4</text:p>
          </table:table-cell>
          <table:table-cell/>
          <table:table-cell table:number-columns-repeated="3" office:value-type="string" calcext:value-type="string">
            <text:p>TB</text:p>
          </table:table-cell>
          <table:table-cell table:formula="of:=AVERAGE([.B18:.F18])" office:value-type="float" office:value="18.9579152" calcext:value-type="float">
            <text:p>18.9579152</text:p>
          </table:table-cell>
          <table:table-cell table:formula="of:=AVERAGE([.B19:.F19])" office:value-type="float" office:value="34643.4" calcext:value-type="float">
            <text:p>34643.4</text:p>
          </table:table-cell>
          <table:table-cell table:formula="of:=[.R14]/[.L14]" office:value-type="float" office:value="0.876906020290383" calcext:value-type="float">
            <text:p>0.876906020290383</text:p>
          </table:table-cell>
        </table:table-row>
        <table:table-row table:style-name="ro1">
          <table:table-cell office:value-type="string" calcext:value-type="string">
            <text:p>30 – path</text:p>
          </table:table-cell>
          <table:table-cell office:value-type="float" office:value="15831" calcext:value-type="float">
            <text:p>15831</text:p>
          </table:table-cell>
          <table:table-cell office:value-type="float" office:value="17489" calcext:value-type="float">
            <text:p>17489</text:p>
          </table:table-cell>
          <table:table-cell office:value-type="float" office:value="16491" calcext:value-type="float">
            <text:p>16491</text:p>
          </table:table-cell>
          <table:table-cell office:value-type="float" office:value="12219" calcext:value-type="float">
            <text:p>12219</text:p>
          </table:table-cell>
          <table:table-cell office:value-type="float" office:value="17275" calcext:value-type="float">
            <text:p>1727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formula="of:=AVERAGE([.B32:.F32])" office:value-type="float" office:value="0.0904096" calcext:value-type="float">
            <text:p>0.0904096</text:p>
          </table:table-cell>
          <table:table-cell table:formula="of:=AVERAGE([.B33:.F33])" office:value-type="float" office:value="58594.2" calcext:value-type="float">
            <text:p>58594.2</text:p>
          </table:table-cell>
          <table:table-cell/>
          <table:table-cell table:number-columns-repeated="3" office:value-type="string" calcext:value-type="string">
            <text:p>TB</text:p>
          </table:table-cell>
          <table:table-cell table:formula="of:=AVERAGE([.B20:.F20])" office:value-type="float" office:value="153.028131" calcext:value-type="float">
            <text:p>153.028131</text:p>
          </table:table-cell>
          <table:table-cell table:formula="of:=AVERAGE([.B21:.F21])" office:value-type="float" office:value="54301.4" calcext:value-type="float">
            <text:p>54301.4</text:p>
          </table:table-cell>
          <table:table-cell table:formula="of:=[.R15]/[.L15]" office:value-type="float" office:value="0.926736775994894" calcext:value-type="float">
            <text:p>0.926736775994894</text:p>
          </table:table-cell>
        </table:table-row>
        <table:table-row table:style-name="ro1">
          <table:table-cell office:value-type="string" calcext:value-type="string">
            <text:p>60 – time</text:p>
          </table:table-cell>
          <table:table-cell office:value-type="float" office:value="3.977776" calcext:value-type="float">
            <text:p>3.977776</text:p>
          </table:table-cell>
          <table:table-cell office:value-type="float" office:value="1.929916" calcext:value-type="float">
            <text:p>1.929916</text:p>
          </table:table-cell>
          <table:table-cell office:value-type="float" office:value="2.074619" calcext:value-type="float">
            <text:p>2.074619</text:p>
          </table:table-cell>
          <table:table-cell office:value-type="float" office:value="2.659046" calcext:value-type="float">
            <text:p>2.659046</text:p>
          </table:table-cell>
          <table:table-cell office:value-type="float" office:value="4.640647" calcext:value-type="float">
            <text:p>4.6406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 – path</text:p>
          </table:table-cell>
          <table:table-cell office:value-type="float" office:value="20950" calcext:value-type="float">
            <text:p>20950</text:p>
          </table:table-cell>
          <table:table-cell office:value-type="float" office:value="27992" calcext:value-type="float">
            <text:p>27992</text:p>
          </table:table-cell>
          <table:table-cell office:value-type="float" office:value="26642" calcext:value-type="float">
            <text:p>26642</text:p>
          </table:table-cell>
          <table:table-cell office:value-type="float" office:value="24239" calcext:value-type="float">
            <text:p>24239</text:p>
          </table:table-cell>
          <table:table-cell office:value-type="float" office:value="24802" calcext:value-type="float">
            <text:p>248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 – time</text:p>
          </table:table-cell>
          <table:table-cell office:value-type="float" office:value="17.211597" calcext:value-type="float">
            <text:p>17.211597</text:p>
          </table:table-cell>
          <table:table-cell office:value-type="float" office:value="16.878568" calcext:value-type="float">
            <text:p>16.878568</text:p>
          </table:table-cell>
          <table:table-cell office:value-type="float" office:value="16.213656" calcext:value-type="float">
            <text:p>16.213656</text:p>
          </table:table-cell>
          <table:table-cell office:value-type="float" office:value="20.002548" calcext:value-type="float">
            <text:p>20.002548</text:p>
          </table:table-cell>
          <table:table-cell office:value-type="float" office:value="24.483207" calcext:value-type="float">
            <text:p>24.483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 – path</text:p>
          </table:table-cell>
          <table:table-cell office:value-type="float" office:value="31042" calcext:value-type="float">
            <text:p>31042</text:p>
          </table:table-cell>
          <table:table-cell office:value-type="float" office:value="34147" calcext:value-type="float">
            <text:p>34147</text:p>
          </table:table-cell>
          <table:table-cell office:value-type="float" office:value="36335" calcext:value-type="float">
            <text:p>36335</text:p>
          </table:table-cell>
          <table:table-cell office:value-type="float" office:value="34196" calcext:value-type="float">
            <text:p>34196</text:p>
          </table:table-cell>
          <table:table-cell office:value-type="float" office:value="37497" calcext:value-type="float">
            <text:p>374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 – time</text:p>
          </table:table-cell>
          <table:table-cell office:value-type="float" office:value="91.062654" calcext:value-type="float">
            <text:p>91.062654</text:p>
          </table:table-cell>
          <table:table-cell office:value-type="float" office:value="221.154866" calcext:value-type="float">
            <text:p>221.154866</text:p>
          </table:table-cell>
          <table:table-cell office:value-type="float" office:value="121.587298" calcext:value-type="float">
            <text:p>121.587298</text:p>
          </table:table-cell>
          <table:table-cell office:value-type="float" office:value="169.862608" calcext:value-type="float">
            <text:p>169.862608</text:p>
          </table:table-cell>
          <table:table-cell office:value-type="float" office:value="161.473229" calcext:value-type="float">
            <text:p>161.4732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 - path</text:p>
          </table:table-cell>
          <table:table-cell office:value-type="float" office:value="54988" calcext:value-type="float">
            <text:p>54988</text:p>
          </table:table-cell>
          <table:table-cell office:value-type="float" office:value="54279" calcext:value-type="float">
            <text:p>54279</text:p>
          </table:table-cell>
          <table:table-cell office:value-type="float" office:value="51585" calcext:value-type="float">
            <text:p>51585</text:p>
          </table:table-cell>
          <table:table-cell office:value-type="float" office:value="53429" calcext:value-type="float">
            <text:p>53429</text:p>
          </table:table-cell>
          <table:table-cell office:value-type="float" office:value="57226" calcext:value-type="float">
            <text:p>5722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- time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573" calcext:value-type="float">
            <text:p>0.0005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- path</text:p>
          </table:table-cell>
          <table:table-cell office:value-type="float" office:value="10314" calcext:value-type="float">
            <text:p>10314</text:p>
          </table:table-cell>
          <table:table-cell office:value-type="float" office:value="13109" calcext:value-type="float">
            <text:p>13109</text:p>
          </table:table-cell>
          <table:table-cell office:value-type="float" office:value="13212" calcext:value-type="float">
            <text:p>13212</text:p>
          </table:table-cell>
          <table:table-cell office:value-type="float" office:value="8683" calcext:value-type="float">
            <text:p>8683</text:p>
          </table:table-cell>
          <table:table-cell office:value-type="float" office:value="12610" calcext:value-type="float">
            <text:p>126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 – time 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02612" calcext:value-type="float">
            <text:p>0.002612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.001046" calcext:value-type="float">
            <text:p>0.0010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 – path</text:p>
          </table:table-cell>
          <table:table-cell office:value-type="float" office:value="19300" calcext:value-type="float">
            <text:p>19300</text:p>
          </table:table-cell>
          <table:table-cell office:value-type="float" office:value="19654" calcext:value-type="float">
            <text:p>19654</text:p>
          </table:table-cell>
          <table:table-cell office:value-type="float" office:value="18840" calcext:value-type="float">
            <text:p>18840</text:p>
          </table:table-cell>
          <table:table-cell office:value-type="float" office:value="14247" calcext:value-type="float">
            <text:p>14247</text:p>
          </table:table-cell>
          <table:table-cell office:value-type="float" office:value="21588" calcext:value-type="float">
            <text:p>215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 – time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.011266" calcext:value-type="float">
            <text:p>0.0112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 – path</text:p>
          </table:table-cell>
          <table:table-cell office:value-type="float" office:value="24474" calcext:value-type="float">
            <text:p>24474</text:p>
          </table:table-cell>
          <table:table-cell office:value-type="float" office:value="31159" calcext:value-type="float">
            <text:p>31159</text:p>
          </table:table-cell>
          <table:table-cell office:value-type="float" office:value="27865" calcext:value-type="float">
            <text:p>27865</text:p>
          </table:table-cell>
          <table:table-cell office:value-type="float" office:value="25821" calcext:value-type="float">
            <text:p>25821</text:p>
          </table:table-cell>
          <table:table-cell office:value-type="float" office:value="29425" calcext:value-type="float">
            <text:p>294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 – time</text:p>
          </table:table-cell>
          <table:table-cell office:value-type="float" office:value="0.015376" calcext:value-type="float">
            <text:p>0.015376</text:p>
          </table:table-cell>
          <table:table-cell office:value-type="float" office:value="0.012899" calcext:value-type="float">
            <text:p>0.012899</text:p>
          </table:table-cell>
          <table:table-cell office:value-type="float" office:value="0.013341" calcext:value-type="float">
            <text:p>0.013341</text:p>
          </table:table-cell>
          <table:table-cell office:value-type="float" office:value="0.047717" calcext:value-type="float">
            <text:p>0.047717</text:p>
          </table:table-cell>
          <table:table-cell office:value-type="float" office:value="0.07778" calcext:value-type="float">
            <text:p>0.077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 – path</text:p>
          </table:table-cell>
          <table:table-cell office:value-type="float" office:value="36347" calcext:value-type="float">
            <text:p>36347</text:p>
          </table:table-cell>
          <table:table-cell office:value-type="float" office:value="38011" calcext:value-type="float">
            <text:p>38011</text:p>
          </table:table-cell>
          <table:table-cell office:value-type="float" office:value="38226" calcext:value-type="float">
            <text:p>38226</text:p>
          </table:table-cell>
          <table:table-cell office:value-type="float" office:value="40245" calcext:value-type="float">
            <text:p>40245</text:p>
          </table:table-cell>
          <table:table-cell office:value-type="float" office:value="44703" calcext:value-type="float">
            <text:p>447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 – time</text:p>
          </table:table-cell>
          <table:table-cell office:value-type="float" office:value="0.058489" calcext:value-type="float">
            <text:p>0.058489</text:p>
          </table:table-cell>
          <table:table-cell office:value-type="float" office:value="0.055259" calcext:value-type="float">
            <text:p>0.055259</text:p>
          </table:table-cell>
          <table:table-cell office:value-type="float" office:value="0.149918" calcext:value-type="float">
            <text:p>0.149918</text:p>
          </table:table-cell>
          <table:table-cell office:value-type="float" office:value="0.057549" calcext:value-type="float">
            <text:p>0.057549</text:p>
          </table:table-cell>
          <table:table-cell office:value-type="float" office:value="0.130833" calcext:value-type="float">
            <text:p>0.130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 - path</text:p>
          </table:table-cell>
          <table:table-cell office:value-type="float" office:value="56282" calcext:value-type="float">
            <text:p>56282</text:p>
          </table:table-cell>
          <table:table-cell office:value-type="float" office:value="60250" calcext:value-type="float">
            <text:p>60250</text:p>
          </table:table-cell>
          <table:table-cell office:value-type="float" office:value="55676" calcext:value-type="float">
            <text:p>55676</text:p>
          </table:table-cell>
          <table:table-cell office:value-type="float" office:value="59210" calcext:value-type="float">
            <text:p>59210</text:p>
          </table:table-cell>
          <table:table-cell office:value-type="float" office:value="61553" calcext:value-type="float">
            <text:p>61553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- time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0.00223" calcext:value-type="float">
            <text:p>0.00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- path</text:p>
          </table:table-cell>
          <table:table-cell office:value-type="float" office:value="16002" calcext:value-type="float">
            <text:p>16002</text:p>
          </table:table-cell>
          <table:table-cell office:value-type="float" office:value="19307" calcext:value-type="float">
            <text:p>19307</text:p>
          </table:table-cell>
          <table:table-cell office:value-type="float" office:value="21074" calcext:value-type="float">
            <text:p>21074</text:p>
          </table:table-cell>
          <table:table-cell office:value-type="float" office:value="16845" calcext:value-type="float">
            <text:p>16845</text:p>
          </table:table-cell>
          <table:table-cell office:value-type="float" office:value="28949" calcext:value-type="float">
            <text:p>289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 – time 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68992" calcext:value-type="float">
            <text:p>0.068992</text:p>
          </table:table-cell>
          <table:table-cell office:value-type="float" office:value="0.012132" calcext:value-type="float">
            <text:p>0.012132</text:p>
          </table:table-cell>
          <table:table-cell office:value-type="float" office:value="0.058647" calcext:value-type="float">
            <text:p>0.058647</text:p>
          </table:table-cell>
          <table:table-cell office:value-type="float" office:value="0.128141" calcext:value-type="float">
            <text:p>0.1281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 – path</text:p>
          </table:table-cell>
          <table:table-cell office:value-type="float" office:value="35971" calcext:value-type="float">
            <text:p>35971</text:p>
          </table:table-cell>
          <table:table-cell office:value-type="float" office:value="40903" calcext:value-type="float">
            <text:p>40903</text:p>
          </table:table-cell>
          <table:table-cell office:value-type="float" office:value="33432" calcext:value-type="float">
            <text:p>33432</text:p>
          </table:table-cell>
          <table:table-cell office:value-type="float" office:value="30780" calcext:value-type="float">
            <text:p>30780</text:p>
          </table:table-cell>
          <table:table-cell office:value-type="float" office:value="46690" calcext:value-type="float">
            <text:p>466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 – time</text:p>
          </table:table-cell>
          <table:table-cell office:value-type="float" office:value="3.739496" calcext:value-type="float">
            <text:p>3.739496</text:p>
          </table:table-cell>
          <table:table-cell office:value-type="float" office:value="3.585655" calcext:value-type="float">
            <text:p>3.585655</text:p>
          </table:table-cell>
          <table:table-cell office:value-type="float" office:value="3.804936" calcext:value-type="float">
            <text:p>3.804936</text:p>
          </table:table-cell>
          <table:table-cell office:value-type="float" office:value="3.934591" calcext:value-type="float">
            <text:p>3.934591</text:p>
          </table:table-cell>
          <table:table-cell office:value-type="float" office:value="3.48201" calcext:value-type="float">
            <text:p>3.482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 – path</text:p>
          </table:table-cell>
          <table:table-cell office:value-type="float" office:value="72969" calcext:value-type="float">
            <text:p>72969</text:p>
          </table:table-cell>
          <table:table-cell office:value-type="float" office:value="74544" calcext:value-type="float">
            <text:p>74544</text:p>
          </table:table-cell>
          <table:table-cell office:value-type="float" office:value="84922" calcext:value-type="float">
            <text:p>84922</text:p>
          </table:table-cell>
          <table:table-cell office:value-type="float" office:value="76098" calcext:value-type="float">
            <text:p>76098</text:p>
          </table:table-cell>
          <table:table-cell office:value-type="float" office:value="77235" calcext:value-type="float">
            <text:p>77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 –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 – pa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 –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 - path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ranch and B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- time</text:p>
          </table:table-cell>
          <table:table-cell office:value-type="float" office:value="12.338604" calcext:value-type="float">
            <text:p>12.338604</text:p>
          </table:table-cell>
          <table:table-cell office:value-type="float" office:value="1.393379" calcext:value-type="float">
            <text:p>1.393379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1.935879" calcext:value-type="float">
            <text:p>1.935879</text:p>
          </table:table-cell>
          <table:table-cell office:value-type="float" office:value="1.809927" calcext:value-type="float">
            <text:p>1.8099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- path</text:p>
          </table:table-cell>
          <table:table-cell office:value-type="float" office:value="9121" calcext:value-type="float">
            <text:p>9121</text:p>
          </table:table-cell>
          <table:table-cell office:value-type="float" office:value="9760" calcext:value-type="float">
            <text:p>9760</text:p>
          </table:table-cell>
          <table:table-cell office:value-type="float" office:value="8716" calcext:value-type="float">
            <text:p>8716</text:p>
          </table:table-cell>
          <table:table-cell office:value-type="float" office:value="7153" calcext:value-type="float">
            <text:p>7153</text:p>
          </table:table-cell>
          <table:table-cell office:value-type="float" office:value="9460" calcext:value-type="float">
            <text:p>94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 – time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0 – pa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0 –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0 – pa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 –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 – pa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 –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0 - path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5:12:23.401020885</meta:creation-date>
    <dc:date>2022-04-28T09:33:56.334122385</dc:date>
    <meta:editing-duration>PT4M49S</meta:editing-duration>
    <meta:editing-cycles>1</meta:editing-cycles>
    <meta:document-statistic meta:table-count="1" meta:cell-count="298" meta:object-count="0"/>
    <meta:generator>LibreOffice/6.0.7.3$Linux_X86_64 LibreOffice_project/00m0$Build-3</meta:generator>
  </office:meta>
</office:document-meta>
</file>